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10-09T18:33:46</meta:creation-date>
    <meta:editing-duration>PT11H13M06S</meta:editing-duration>
    <meta:editing-cycles>17</meta:editing-cycles>
    <dc:date>2013-01-22T03:26:39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38pt" fo:font-style="italic" fo:font-weight="bold" style:font-size-asian="13pt" style:font-size-complex="13pt"/>
    </style:style>
    <style:style style:name="ch3" style:family="chart">
      <style:text-properties fo:font-size="36pt" fo:font-weight="bold" style:font-size-asian="11pt" style:font-size-complex="11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5pt" fo:font-weight="bold" style:font-size-asian="8pt" style:font-size-complex="8pt"/>
    </style:style>
    <style:style style:name="ch6" style:family="chart">
      <style:chart-properties chart:auto-position="true" style:rotation-angle="0"/>
      <style:text-properties fo:font-size="38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2pt" fo:font-weight="bold" style:font-size-asian="8pt" style:font-size-complex="8pt"/>
    </style:style>
    <style:style style:name="ch8" style:family="chart">
      <style:chart-properties style:rotation-angle="90"/>
      <style:text-properties fo:font-size="38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32pt" fo:font-weight="bold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0.149cm" svg:y="0.42cm" chart:style-name="ch2">
          <text:p>Total Parallel Runtime At Benchmark Level.</text:p>
        </chart:title>
        <chart:subtitle svg:x="1.526cm" svg:y="1.929cm" chart:style-name="ch3">
          <text:p>BDNA and NASA7 were run on 4 procs, 
the others on 8. Sequential Runtime is 1. 
Bars Include All Overheads. </text:p>
        </chart:subtitle>
        <chart:plot-area chart:style-name="ch4" chart:data-source-has-labels="both" svg:x="0.107cm" svg:y="5.932cm" svg:width="27.618cm" svg:height="14.423cm">
          <chart:axis chart:dimension="x" chart:name="primary-x" chart:style-name="ch5">
            <chart:title svg:x="11.118cm" svg:y="19.066cm" chart:style-name="ch6">
              <text:p>Benchmark</text:p>
            </chart:title>
            <chart:categories table:cell-range-address="local-table.$A$2:.$A$7"/>
          </chart:axis>
          <chart:axis chart:dimension="y" chart:name="primary-y" chart:style-name="ch7">
            <chart:title svg:x="0.142cm" svg:y="17.849cm" chart:style-name="ch8">
              <text:p>Parallel Runtime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>BDNA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NASA7</text:p>
              </table:table-cell>
              <table:table-cell office:value-type="float" office:value="0.434083601286174">
                <text:p>0.434083601286174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0.390736342042755">
                <text:p>0.390736342042755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0.218659389391097">
                <text:p>0.21865938939109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